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uno: Guilherme Lincon Barczyszyn – S73 – UTFPR – Bacharelado em Sistemas de Informação</text:p>
      <text:p text:style-name="P1"/>
      <text:p text:style-name="P3">Exercícios de Produção e Logística</text:p>
      <text:p text:style-name="P1"/>
      <text:p text:style-name="P1">1) O Mercosul permite ao Brasil uma maior integração com os países vizinhos, eliminando fronteiras físicas que serviam como obstaculo para acordos econômicos, comercio e parcerias. O pais não estaria preso a poucos parceiros econômicos, mas poderia negociar livremente com todos os países do bloco, evitando assim, que crises econômicas o atinga. <text:s/>Além disso, o Brasil e os outros países, no cenário mundial, seriam representados pelo bloco, ou seja, se tornariam um aglomerado mais poderoso do que um único pais, permitindo assim, acordos que não beneficiariam somente as os países já desenvolvidos.</text:p>
      <text:p text:style-name="P1"/>
      <text:p text:style-name="P1">2) Países emergentes são aqueles países de Terceiro Mundo que estão obtendo uma alta taxa de desenvolvimento econômico, adquirindo grande importância no cenário mundial. Exemplos de países emergentes atualmente são os BRICS (Brasil, Rússia, Índia, China e Africa do Sul).</text:p>
      <text:p text:style-name="P1"/>
      <text:p text:style-name="P1">3) Empregabilidade e quando o profissional possui a capacidade de se adequar as atuais exigências do mercado de trabalho. O profissional, portanto, deve estar apto para atuar segundo as novas tendencias das empresas, abandonando as praticas e técnicas antigas. Em TI, um profissional deveria conhecer tecnologias que supririam as novas tendencias do mercado (como foi citado em aula, por exemplo, um bom profissional de TI deveria conhecer o desenvolvimento de dispositivos moveis ou web). Outro aspecto importante para um profissional de TI, e conhecer o funcionamento de uma cadeia de suprimentos para que o seu sistema seja projetado de acordo com ela, trazendo, efetivamente, benefícios e lucros para a empresa.</text:p>
      <text:p text:style-name="P1"/>
      <text:p text:style-name="P1">4) A TI pode ser útil na informação e decisão para uma empresa. Coleta-se dados das fontes relevantes que serão processados pelo sistema e transformados em informações uteis para a tomada de decisão. O fornecimento de suporte também pode ser considerado um aspecto importante que TI pode proporcionar ao cliente e que pode ser um aspecto que o fideliza a empresa.</text:p>
      <text:p text:style-name="P1"/>
      <text:p text:style-name="P1">5) A TI permite às empresas verificar os padrões de produto em cada região onde possui uma sede para que seu produto se torne diferenciado, e, portanto, poder cobrar mais caro por ele. Isso só é possível graças à integração que a TI fornece entre a sede e a matriz.</text:p>
      <text:p text:style-name="P1"/>
      <text:p text:style-name="P1">6) Em uma cadeia de suprimentos, uma empresa ao solicitar um pedido ao seu fornecedor, fará com que estes solicitem novos pedidos aos seus respectivos fornecedores e este processo se repete até o nível mais inferior da cadeia. Um ERP permite que esse trajeto da informação se realize mais agilmente e que circule mais livremente pela cadeia. Graças a isso pode-se trabalhar com a produção sob demanda, isto é, somente é solicitada uma quantidade de matéria-prima que seja suficiente para o produto final. Isso ajuda a reduzir estoque e, consequentemente, aumentar o lucro.</text:p>
      <text:p text:style-name="P1"/>
      <text:p text:style-name="P1">7) A ERP é uma ferramenta da TI que auxilia a integração entre os níveis da cadeia de suprimentos. No ERP os dados não estão mais dispersos como anteriormente mas sim centralizados em uma base central para que qualquer nível tenha acesso a eles. Sendo assim, é possível que cada nível da cadeia tenha qualquer informação para aprimorar seus negócios e contribuir para o funcionamento efetivo da cadeia.</text:p>
      <text:p text:style-name="P1"/>
      <text:p text:style-name="P1">8)</text:p>
      <text:p text:style-name="P2">Nível<text:tab/><text:tab/>Campo<text:tab/><text:tab/>Campo (fora do gráfico)</text:p>
      <text:p text:style-name="P1">Estratégia:<text:tab/>Extended ERP<text:tab/><text:tab/>Cadeia</text:p>
      <text:p text:style-name="P1"><text:tab/><text:tab/>ERP<text:tab/><text:tab/><text:tab/>Corporação</text:p>
      <text:p text:style-name="P1">Finanças:<text:tab/>MRPII<text:tab/><text:tab/><text:tab/>Empresa</text:p>
      <text:p text:style-name="P1"><text:soft-page-break/>Manufatura:<text:tab/>MRP<text:tab/><text:tab/><text:tab/>Departamento</text:p>
      <text:p text:style-name="P1">Engenharia:<text:tab/>BOM</text:p>
      <text:p text:style-name="P1"/>
      <text:p text:style-name="P1"/>
      <text:p text:style-name="P1">9) Resposta: Letra D</text:p>
      <text:p text:style-name="P1"/>
      <text:p text:style-name="P1">10) Resposta: Letra B</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8T16:49:43</meta:creation-date>
    <dc:date>2012-12-18T20:55:00</dc:date>
    <meta:editing-duration>PT1H2M30S</meta:editing-duration>
    <meta:editing-cycles>5</meta:editing-cycles>
    <meta:generator>LibreOffice/3.5$Linux_X86_64 LibreOffice_project/350m1$Build-2</meta:generator>
    <dc:creator>Guilherme </dc:creator>
    <meta:document-statistic meta:table-count="0" meta:image-count="0" meta:object-count="0" meta:page-count="2" meta:paragraph-count="18" meta:word-count="562" meta:character-count="3510" meta:non-whitespace-character-count="2954"/>
  </office:meta>
</office:document-meta>
</file>